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79ec" officeooo:paragraph-rsid="001479e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9ec" officeooo:paragraph-rsid="001479ec" style:font-weight-asian="bold" style:font-weight-complex="bold"/>
    </style:style>
    <style:style style:name="P3" style:family="paragraph" style:parent-style-name="Text_20_body">
      <style:text-properties officeooo:rsid="0015cc14" officeooo:paragraph-rsid="0015cc14"/>
    </style:style>
    <style:style style:name="P4" style:family="paragraph" style:parent-style-name="Text_20_body">
      <style:paragraph-properties fo:text-align="center" style:justify-single-word="false"/>
      <style:text-properties fo:font-size="14pt" fo:font-weight="normal" officeooo:rsid="00269821" officeooo:paragraph-rsid="00269821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269821" officeooo:paragraph-rsid="00269821" style:font-size-asian="12pt" style:font-weight-asian="normal" style:font-size-complex="12pt" style:font-weight-complex="normal"/>
    </style:style>
    <style:style style:name="P6" style:family="paragraph" style:parent-style-name="Text_20_body" style:list-style-name="L1">
      <style:text-properties officeooo:paragraph-rsid="001479ec"/>
    </style:style>
    <style:style style:name="P7" style:family="paragraph" style:parent-style-name="Text_20_body" style:list-style-name="L1">
      <style:text-properties officeooo:paragraph-rsid="001554d4"/>
    </style:style>
    <style:style style:name="P8" style:family="paragraph" style:parent-style-name="Text_20_body" style:list-style-name="L1">
      <style:text-properties officeooo:rsid="00165a3d" officeooo:paragraph-rsid="00165a3d"/>
    </style:style>
    <style:style style:name="P9" style:family="paragraph" style:parent-style-name="Text_20_body" style:list-style-name="L1">
      <style:text-properties officeooo:rsid="001479ec" officeooo:paragraph-rsid="001554d4"/>
    </style:style>
    <style:style style:name="P10" style:family="paragraph" style:parent-style-name="Text_20_body" style:list-style-name="L2">
      <style:text-properties officeooo:rsid="001479ec" officeooo:paragraph-rsid="001479ec"/>
    </style:style>
    <style:style style:name="P11" style:family="paragraph" style:parent-style-name="Text_20_body" style:list-style-name="L2">
      <style:text-properties officeooo:rsid="001554d4" officeooo:paragraph-rsid="001554d4"/>
    </style:style>
    <style:style style:name="P12" style:family="paragraph" style:parent-style-name="Text_20_body" style:list-style-name="L3">
      <style:text-properties officeooo:rsid="001554d4" officeooo:paragraph-rsid="001554d4"/>
    </style:style>
    <style:style style:name="P13" style:family="paragraph" style:parent-style-name="Text_20_body" style:list-style-name="L1">
      <style:text-properties officeooo:rsid="001554d4" officeooo:paragraph-rsid="001554d4"/>
    </style:style>
    <style:style style:name="P14" style:family="paragraph" style:parent-style-name="Text_20_body" style:list-style-name="L4">
      <style:text-properties officeooo:rsid="001554d4" officeooo:paragraph-rsid="001554d4"/>
    </style:style>
    <style:style style:name="P15" style:family="paragraph" style:parent-style-name="Text_20_body" style:list-style-name="L2">
      <style:text-properties fo:font-weight="bold" officeooo:rsid="001554d4" officeooo:paragraph-rsid="001554d4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165a3d" officeooo:paragraph-rsid="00165a3d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17a64c" officeooo:paragraph-rsid="0017a64c" style:font-weight-asian="bold" style:font-weight-complex="bold"/>
    </style:style>
    <style:style style:name="P18" style:family="paragraph" style:parent-style-name="Text_20_body" style:list-style-name="L7">
      <style:text-properties fo:font-weight="bold" officeooo:rsid="001af680" officeooo:paragraph-rsid="001af680" style:font-weight-asian="bold" style:font-weight-complex="bold"/>
    </style:style>
    <style:style style:name="P19" style:family="paragraph" style:parent-style-name="Text_20_body">
      <style:text-properties fo:font-weight="bold" officeooo:rsid="0020b08e" officeooo:paragraph-rsid="0020b08e" style:font-weight-asian="bold" style:font-weight-complex="bold"/>
    </style:style>
    <style:style style:name="P20" style:family="paragraph" style:parent-style-name="Text_20_body" style:list-style-name="L1">
      <style:text-properties fo:font-weight="bold" officeooo:rsid="002a8f79" officeooo:paragraph-rsid="002a8f79" style:font-weight-asian="bold" style:font-weight-complex="bold"/>
    </style:style>
    <style:style style:name="P21" style:family="paragraph" style:parent-style-name="Text_20_body" style:list-style-name="L1">
      <style:text-properties officeooo:rsid="0015cc14" officeooo:paragraph-rsid="0015cc14"/>
    </style:style>
    <style:style style:name="P22" style:family="paragraph" style:parent-style-name="Text_20_body" style:list-style-name="L5">
      <style:text-properties officeooo:rsid="0015cc14" officeooo:paragraph-rsid="0015cc14"/>
    </style:style>
    <style:style style:name="P23" style:family="paragraph" style:parent-style-name="Text_20_body" style:list-style-name="L1">
      <style:text-properties fo:font-weight="normal" officeooo:rsid="001adc88" officeooo:paragraph-rsid="001adc88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1adc88" officeooo:paragraph-rsid="001c6701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17a64c" officeooo:paragraph-rsid="001adc88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17a64c" officeooo:paragraph-rsid="0017a64c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7a64c" officeooo:paragraph-rsid="00165a3d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165a3d" officeooo:paragraph-rsid="00165a3d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0165a3d" officeooo:paragraph-rsid="0017a64c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199197" officeooo:paragraph-rsid="00199197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199197" officeooo:paragraph-rsid="001c6701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99197" officeooo:paragraph-rsid="001e2f3e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199197" officeooo:paragraph-rsid="002c8d42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ba1c9" officeooo:paragraph-rsid="001ba1c9" style:font-weight-asian="normal" style:font-weight-complex="normal"/>
    </style:style>
    <style:style style:name="P35" style:family="paragraph" style:parent-style-name="Text_20_body" style:list-style-name="L1">
      <style:text-properties fo:font-weight="normal" officeooo:rsid="001af680" officeooo:paragraph-rsid="001af680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1c6701" officeooo:paragraph-rsid="001c6701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2c8d42" officeooo:paragraph-rsid="002c8d42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2daf99" officeooo:paragraph-rsid="002daf99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2f7ac4" officeooo:paragraph-rsid="002f7ac4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2f8215" officeooo:paragraph-rsid="002f8215" style:font-weight-asian="normal" style:font-weight-complex="normal"/>
    </style:style>
    <style:style style:name="P41" style:family="paragraph" style:parent-style-name="Text_20_body" style:list-style-name="L1">
      <style:text-properties fo:font-size="10pt" fo:font-weight="bold" officeooo:rsid="001adc88" officeooo:paragraph-rsid="001adc88" style:font-size-asian="10pt" style:font-weight-asian="bold" style:font-size-complex="10pt" style:font-weight-complex="bold"/>
    </style:style>
    <style:style style:name="P42" style:family="paragraph" style:parent-style-name="Text_20_body" style:list-style-name="L1">
      <style:text-properties fo:font-size="10pt" fo:font-weight="bold" officeooo:rsid="002f8215" officeooo:paragraph-rsid="002f8215" style:font-size-asian="10pt" style:font-weight-asian="bold" style:font-size-complex="10pt" style:font-weight-complex="bold"/>
    </style:style>
    <style:style style:name="T1" style:family="text">
      <style:text-properties officeooo:rsid="001479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4d4" style:font-weight-asian="bold" style:font-weight-complex="bold"/>
    </style:style>
    <style:style style:name="T4" style:family="text">
      <style:text-properties fo:font-weight="bold" officeooo:rsid="001479ec" style:font-weight-asian="bold" style:font-weight-complex="bold"/>
    </style:style>
    <style:style style:name="T5" style:family="text">
      <style:text-properties fo:font-weight="bold" officeooo:rsid="0017a64c" style:font-weight-asian="bold" style:font-weight-complex="bold"/>
    </style:style>
    <style:style style:name="T6" style:family="text">
      <style:text-properties fo:font-weight="bold" officeooo:rsid="001adc88" style:font-weight-asian="bold" style:font-weight-complex="bold"/>
    </style:style>
    <style:style style:name="T7" style:family="text">
      <style:text-properties fo:font-weight="bold" officeooo:rsid="002a8f79" style:font-weight-asian="bold" style:font-weight-complex="bold"/>
    </style:style>
    <style:style style:name="T8" style:family="text">
      <style:text-properties fo:font-weight="bold" officeooo:rsid="001c6701" style:font-weight-asian="bold" style:font-weight-complex="bold"/>
    </style:style>
    <style:style style:name="T9" style:family="text">
      <style:text-properties fo:font-weight="bold" officeooo:rsid="00310564" style:font-weight-asian="bold" style:font-weight-complex="bold"/>
    </style:style>
    <style:style style:name="T10" style:family="text">
      <style:text-properties officeooo:rsid="001554d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a8f79" style:font-weight-asian="normal" style:font-weight-complex="normal"/>
    </style:style>
    <style:style style:name="T13" style:family="text">
      <style:text-properties officeooo:rsid="001adc88"/>
    </style:style>
    <style:style style:name="T14" style:family="text">
      <style:text-properties officeooo:rsid="001ba1c9"/>
    </style:style>
    <style:style style:name="T15" style:family="text">
      <style:text-properties officeooo:rsid="001c6701"/>
    </style:style>
    <style:style style:name="T16" style:family="text">
      <style:text-properties officeooo:rsid="00296193"/>
    </style:style>
    <style:style style:name="T17" style:family="text">
      <style:text-properties officeooo:rsid="002a8f79"/>
    </style:style>
    <style:style style:name="T18" style:family="text">
      <style:text-properties officeooo:rsid="002f7ac4"/>
    </style:style>
    <style:style style:name="T19" style:family="text">
      <style:text-properties officeooo:rsid="002f8215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уководство по выполнению лабораторной работы day<text:span text:style-name="T16">9</text:span>_lab<text:span text:style-name="T16">2</text:span></text:p>
      <text:p text:style-name="P2"/>
      <text:p text:style-name="P1"/>
      <text:list xml:id="list3795741736" text:style-name="L1">
        <text:list-item>
          <text:p text:style-name="P6"><text:span text:style-name="T1">Откройте Visual Studio Code. Перейдите в каталог </text:span><text:span text:style-name="T4">ce2020labs/day_</text:span><text:span text:style-name="T7">9</text:span><text:span text:style-name="T4">/lab</text:span><text:span text:style-name="T7">2</text:span></text:p>
        </text:list-item>
        <text:list-item>
          <text:p text:style-name="P8">Проведите подготовку каталогов проекта</text:p>
          <text:list>
            <text:list-item>
              <text:p text:style-name="P9">Прове<text:span text:style-name="T10">дите</text:span> обзор <text:span text:style-name="T10">каталогов </text:span>проекта. </text:p>
              <text:list>
                <text:list-item>
                  <text:p text:style-name="P7"><text:span text:style-name="T10">Каталог </text:span><text:span text:style-name="T3">lab</text:span><text:span text:style-name="T9">2</text:span><text:span text:style-name="T10"> содержит следующие каталоги</text:span></text:p>
                </text:list-item>
              </text:list>
            </text:list-item>
          </text:list>
        </text:list-item>
      </text:list>
      <text:list xml:id="list195541469" text:style-name="L2">
        <text:list-item>
          <text:p text:style-name="P10"><text:span text:style-name="T2">common</text:span> — общие компоненты для проекта ПЛИС</text:p>
        </text:list-item>
        <text:list-item>
          <text:p text:style-name="P10"><text:span text:style-name="T2">program</text:span> — каталог для сборки программ процессора schoolRISK-V</text:p>
        </text:list-item>
        <text:list-item>
          <text:p text:style-name="P10"><text:span text:style-name="T2">run_rzrd</text:span> — каталог для сборки проекта ПЛИС</text:p>
        </text:list-item>
        <text:list-item>
          <text:p text:style-name="P10"><text:span text:style-name="T2">school_risk</text:span> — каталог с компонентами процессора schoolRISC-V</text:p>
        </text:list-item>
        <text:list-item>
          <text:p text:style-name="P10"><text:span text:style-name="T2">src_calc</text:span> — каталог с рабочими компонентами, если там есть файл <text:span text:style-name="T2">example_cpu.sv</text:span> то удалите его</text:p>
        </text:list-item>
        <text:list-item>
          <text:p text:style-name="P10"><text:span text:style-name="T2">src_rzd</text:span> — каталог с файлами для верхнего уровня проекта ПЛИС</text:p>
        </text:list-item>
        <text:list-item>
          <text:p text:style-name="P11"><text:span text:style-name="T2">src_tb</text:span> — каталог с файлами для симуляции, <text:span text:style-name="T13">если там есть файл </text:span><text:span text:style-name="T6">tb.s</text:span><text:span text:style-name="T13">v то удалите его</text:span></text:p>
        </text:list-item>
        <text:list-item>
          <text:p text:style-name="P15">support — <text:span text:style-name="T11">каталог с рабочими файлами для разных шагов лабораторной работы</text:span></text:p>
        </text:list-item>
        <text:list-item>
          <text:p text:style-name="P11">может быть каталог <text:span text:style-name="T2">work</text:span>, если он есть то его следует удалить</text:p>
        </text:list-item>
      </text:list>
      <text:list xml:id="list103519486299072" text:continue-list="list3795741736" text:style-name="L1">
        <text:list-item>
          <text:list>
            <text:list-item>
              <text:list>
                <text:list-item>
                  <text:p text:style-name="P7"><text:span text:style-name="T10">Каталог </text:span><text:span text:style-name="T3">program</text:span><text:span text:style-name="T10"> содержит следующие каталоги и файлы</text:span></text:p>
                </text:list-item>
              </text:list>
            </text:list-item>
          </text:list>
        </text:list-item>
      </text:list>
      <text:list xml:id="list2472785364" text:style-name="L3">
        <text:list-item>
          <text:p text:style-name="P12"><text:span text:style-name="T2">common</text:span> — общие файлы для сборки программ</text:p>
        </text:list-item>
        <text:list-item>
          <text:p text:style-name="P12"><text:span text:style-name="T2">p0_program</text:span> — каталог для сборки программы процессора P0</text:p>
          <text:p text:style-name="P12">Если внутри каталог<text:span text:style-name="T17">а</text:span> <text:span text:style-name="T2">p0_program </text:span><text:s/>наход<text:span text:style-name="T17">и</text:span>тся файл <text:span text:style-name="T2">main.S</text:span> то <text:span text:style-name="T17">его</text:span> следует удалить</text:p>
        </text:list-item>
      </text:list>
      <text:list xml:id="list103521235614405" text:continue-list="list103519486299072" text:style-name="L1">
        <text:list-item>
          <text:list>
            <text:list-item>
              <text:list>
                <text:list-item>
                  <text:p text:style-name="P13">Каталог <text:span text:style-name="T2">support</text:span> содержит следующие каталоги</text:p>
                </text:list-item>
              </text:list>
            </text:list-item>
          </text:list>
        </text:list-item>
      </text:list>
      <text:list xml:id="list268098687" text:style-name="L4">
        <text:list-item>
          <text:p text:style-name="P14"><text:span text:style-name="T2">full</text:span> — рабочие файлы для полного варианта лабораторной работы</text:p>
        </text:list-item>
        <text:list-item>
          <text:p text:style-name="P14"><text:span text:style-name="T2">step1</text:span> — рабочие файлы для шага 1</text:p>
          <text:p text:style-name="P14"/>
        </text:list-item>
      </text:list>
      <text:list xml:id="list103519890544051" text:continue-list="list103521235614405" text:style-name="L1">
        <text:list-item>
          <text:list>
            <text:list-item>
              <text:list>
                <text:list-item>
                  <text:p text:style-name="P21">Каталог <text:span text:style-name="T2">lab</text:span><text:span text:style-name="T9">2</text:span> содержит следующие файлы:</text:p>
                </text:list-item>
              </text:list>
            </text:list-item>
          </text:list>
        </text:list-item>
      </text:list>
      <text:list xml:id="list3829409993" text:style-name="L5">
        <text:list-item>
          <text:p text:style-name="P22"><text:span text:style-name="T2">systemverilog.txt </text:span>— файл со списком файлов для моделирования</text:p>
        </text:list-item>
        <text:list-item>
          <text:p text:style-name="P22"><text:span text:style-name="T2">vlib_init.sh</text:span> — инициализация системы моделирования</text:p>
        </text:list-item>
        <text:list-item>
          <text:p text:style-name="P22"><text:span text:style-name="T2">compile.sh</text:span> — компиляция файлов для моделирования</text:p>
        </text:list-item>
        <text:list-item>
          <text:p text:style-name="P22"><text:span text:style-name="T2">c_run_0.sh </text:span>— запуск моделирования в консольном режиме</text:p>
        </text:list-item>
        <text:list-item>
          <text:p text:style-name="P22"><text:span text:style-name="T2">g_run_0.sh</text:span> — запуск моделирования в <text:s/>режиме GUI</text:p>
        </text:list-item>
        <text:list-item>
          <text:p text:style-name="P22"><text:span text:style-name="T2">run_all.sh</text:span> — запуск компиляции и выполнения нескольких тестов в консольном режиме</text:p>
        </text:list-item>
      </text:list>
      <text:list xml:id="list103521374482451" text:continue-list="list103519890544051" text:style-name="L1">
        <text:list-item>
          <text:list>
            <text:list-item>
              <text:p text:style-name="P21"><text:soft-page-break/>Откройте терминал в программе Visual Studio Code</text:p>
            </text:list-item>
            <text:list-item>
              <text:p text:style-name="P21">Выполните скрипт <text:s/><text:span text:style-name="T2">./vlib_init.sh </text:span></text:p>
            </text:list-item>
          </text:list>
        </text:list-item>
      </text:list>
      <text:p text:style-name="P3"><text:tab/>Будет создан каталог <text:span text:style-name="T2">work</text:span> с пустой рабочей библиотекой.</text:p>
      <text:list xml:id="list103520870390074" text:continue-numbering="true" text:style-name="L1">
        <text:list-item>
          <text:list>
            <text:list-item>
              <text:p text:style-name="P8">Выполните скрипт ./compile.sh</text:p>
            </text:list-item>
          </text:list>
          <text:p text:style-name="P8">Вы должны получить ошибку, в проекте отсутству<text:span text:style-name="T17">ю</text:span>т файл<text:span text:style-name="T17">ы</text:span> <text:span text:style-name="T2">src_calc/example_cpu.sv </text:span><text:span text:style-name="T12">и</text:span><text:span text:style-name="T7"> src_tb/tb/sv</text:span></text:p>
          <text:p text:style-name="P16">** Error: (vlog-7) Failed to open design unit file "src_calc/example_cpu.sv" in read mode.</text:p>
          <text:p text:style-name="P20">** Error: (vlog-7) Failed to open design unit file "src_tb/tb.sv" in read mode.</text:p>
        </text:list-item>
        <text:list-item>
          <text:p text:style-name="P8">Выполните шаг 1 лабораторной работы</text:p>
          <text:list>
            <text:list-item>
              <text:p text:style-name="P8">Скопируйте файл <text:span text:style-name="T2">support/step1/example_cpu.sv</text:span> в каталог <text:span text:style-name="T2">src_cal</text:span></text:p>
              <text:list>
                <text:list-item>
                  <text:list>
                    <text:list-header>
                      <text:p text:style-name="P17">cp <text:s/>support/step1/example_cpu.sv src_calc/</text:p>
                    </text:list-header>
                  </text:list>
                </text:list-item>
              </text:list>
            </text:list-item>
            <text:list-item>
              <text:p text:style-name="P23">Скопируйте файл <text:span text:style-name="T2">support/step1/tb.sv</text:span> в каталог <text:span text:style-name="T2">src_tb</text:span></text:p>
              <text:list>
                <text:list-item>
                  <text:list>
                    <text:list-header>
                      <text:p text:style-name="P25"><text:span text:style-name="T2">cp <text:s/>support/step1/</text:span><text:span text:style-name="T6">tb.sv</text:span><text:span text:style-name="T2"> src_</text:span><text:span text:style-name="T6">tb</text:span><text:span text:style-name="T2">/</text:span></text:p>
                    </text:list-header>
                  </text:list>
                </text:list-item>
              </text:list>
            </text:list-item>
            <text:list-item>
              <text:p text:style-name="P28">Скопируйте файл <text:span text:style-name="T2">support/step1/p0_program/main.S </text:span>в каталог <text:span text:style-name="T2">program/p0_progra</text:span>m</text:p>
              <text:list>
                <text:list-item>
                  <text:list>
                    <text:list-header>
                      <text:p text:style-name="P17">cp <text:s/>support/step1/p0_program/main.S program/p0_program/</text:p>
                    </text:list-header>
                  </text:list>
                </text:list-item>
              </text:list>
              <text:p text:style-name="P27"/>
            </text:list-item>
            <text:list-item>
              <text:p text:style-name="P28">Проведите обзор файла example_cpu.sv</text:p>
              <text:list>
                <text:list-item>
                  <text:p text:style-name="P28">Найдите следующие компоненты: процессор P0, <text:s/>память для процессора P0, <text:s/><text:span text:style-name="T17">видеопамять, узел vga, память текстур.</text:span></text:p>
                </text:list-item>
                <text:list-item>
                  <text:p text:style-name="P26">Определите как формируются разряды <text:span text:style-name="T2">display_number[15:</text:span><text:span text:style-name="T7">0</text:span><text:span text:style-name="T2">]</text:span>, <text:s/>какие регистры должны быть записаны.</text:p>
                </text:list-item>
              </text:list>
            </text:list-item>
            <text:list-item>
              <text:p text:style-name="P37">Определите место где производится назначение сигнала <text:span text:style-name="T2">index</text:span>. Обратите внимание, что в зависимости от текущих координат производится назначение кода 0x32 для извлечения текстуры из видеопамяти.</text:p>
            </text:list-item>
            <text:list-item>
              <text:p text:style-name="P37">Определите место где формируется сигнал rgb для вывода на дисплей.</text:p>
            </text:list-item>
            <text:list-item>
              <text:p text:style-name="P37">Обратите внимание, что на этом этапе процессор не участвует в выводе информации на дисплей.</text:p>
            </text:list-item>
            <text:list-item>
              <text:p text:style-name="P37">Проведите сборку проекта ПЛИС и загрузите его на плату с использованием скрипта ./x_</text:p>
            </text:list-item>
            <text:list-item>
              <text:p text:style-name="P29">Проведите обзор файла <text:span text:style-name="T5">p0_program/main.S</text:span></text:p>
              <text:list>
                <text:list-item>
                  <text:p text:style-name="P26">Определите место где происходит <text:span text:style-name="T17">запись в видеопамять</text:span></text:p>
                </text:list-item>
                <text:list-item>
                  <text:p text:style-name="P26">Определите место где выводится цифра на дисплей</text:p>
                </text:list-item>
              </text:list>
            </text:list-item>
            <text:list-item>
              <text:p text:style-name="P30">Проведите обзор файлы src_tb/tb.sv</text:p>
              <text:list>
                <text:list-item>
                  <text:p text:style-name="P30"><text:bookmark-start text:name="__RefNumPara__13_3850432084"/><text:soft-page-break/>Определите условие по которому производится решение об успешном выполнении теста. Какой выбран сигнал для контроля теста и какое значение он должен иметь ?<text:bookmark-end text:name="__RefNumPara__13_3850432084"/></text:p>
                </text:list-item>
                <text:list-item>
                  <text:p text:style-name="P37">Выполните сборку программы с помощью команды <text:span text:style-name="T2">make board</text:span> в каталоге <text:span text:style-name="T2">program/p0_program</text:span></text:p>
                </text:list-item>
              </text:list>
            </text:list-item>
            <text:list-item>
              <text:p text:style-name="P33">Проведите компиляцию проекта <text:span text:style-name="T8">./x_synthesize.bash </text:span><text:span text:style-name="T15"><text:s/>в каталоге </text:span><text:span text:style-name="T8">run_rzrd</text:span></text:p>
            </text:list-item>
            <text:list-item>
              <text:p text:style-name="P37">На экране должна отображаться цифра 2 примерно в центре экрана.</text:p>
            </text:list-item>
            <text:list-item>
              <text:p text:style-name="P37">В строке где присваивается значение сигналу <text:span text:style-name="T2">index </text:span><text:s/>измените код символа и координаты. Проведите повторную сборку прокекта. Что изменилось на экране ?</text:p>
            </text:list-item>
          </text:list>
        </text:list-item>
        <text:list-item>
          <text:p text:style-name="P37">Выполните шаг 2 лабораторной работы</text:p>
          <text:list>
            <text:list-item>
              <text:list>
                <text:list-item>
                  <text:p text:style-name="P38">В файле <text:span text:style-name="T2">example_cpu.sv </text:span><text:s/>закомментируйте строчку с назначением сигнала <text:span text:style-name="T2">index</text:span></text:p>
                </text:list-item>
                <text:list-item>
                  <text:p text:style-name="P38">Уберите комментарий в фрагменте кода между строчками <text:s/>Step 2 и Step 2 — end. В этом фрагменте кода подключается видеопамять с отключённым портом записи.</text:p>
                </text:list-item>
                <text:list-item>
                  <text:p text:style-name="P38">Соберите проект. Экран должен быть заполнен буквой A</text:p>
                </text:list-item>
                <text:list-item>
                  <text:p text:style-name="P38">Обратите внимание, компонент <text:span text:style-name="T2">video_memory </text:span><text:s/>производит начальное заполнение памяти выбранным значением. Измените начальное значение на 0x20, это символ пробела. Проведите сборку проекта. Что изменилось на экране ?</text:p>
                </text:list-item>
              </text:list>
            </text:list-item>
            <text:list-item>
              <text:p text:style-name="P38">Выполните шаг 3 лабораторной работы</text:p>
              <text:list>
                <text:list-item>
                  <text:p text:style-name="P38">В файле <text:span text:style-name="T2">example_cpu.sv </text:span><text:s/>закомментируйте строчки с назначением нулевых значений для сигналов <text:span text:style-name="T2">video_w_addr, video_w_data, video_w_valid</text:span></text:p>
                </text:list-item>
                <text:list-item>
                  <text:p text:style-name="P38">Уберите комментарий в фрагменте кода между строчками <text:s/>Step <text:span text:style-name="T18">3</text:span> и Step <text:span text:style-name="T18">3</text:span> — end. В этом фрагменте кода подключается <text:span text:style-name="T18">процессор к порту записи в видеопамять.</text:span></text:p>
                </text:list-item>
                <text:list-item>
                  <text:p text:style-name="P39">Проведите сборку проекта. На экране должна быть строчка «Hello»</text:p>
                </text:list-item>
              </text:list>
            </text:list-item>
            <text:list-item>
              <text:p text:style-name="P39">Выполните шаг 4 лабораторной работы</text:p>
              <text:list>
                <text:list-item>
                  <text:p text:style-name="P39">Откройте файл <text:span text:style-name="T2">program/p0_program/main.S</text:span></text:p>
                </text:list-item>
                <text:list-item>
                  <text:p text:style-name="P39">Определите место где должна производится запись слова «World!» и уберите комментарий с команд записи.</text:p>
                </text:list-item>
                <text:list-item>
                  <text:p text:style-name="P39">Проведите сборку программы и проекта ПЛИС. На экране должна отображаться строчка «Hello World!»</text:p>
                </text:list-item>
              </text:list>
            </text:list-item>
            <text:list-item>
              <text:p text:style-name="P39">Выполните шаг 4 лабораторной работы</text:p>
              <text:list>
                <text:list-item>
                  <text:p text:style-name="P30">Запустите скрипт <text:s/><text:span text:style-name="T2">./complile.sh</text:span> <text:s text:c="2"/>компиляция должна пройти без ошибок. Обратите внимание, что при компиляции выводится много сообщений. </text:p>
                </text:list-item>
                <text:list-item>
                  <text:p text:style-name="P30">Повторно запустите компиляцию командой: <text:span text:style-name="T2">./compile.sh | grep Error </text:span></text:p>
                  <text:p text:style-name="P30">Компиляция должна пройти без ошибок. Строчка «Error» должна быть выделена красным цветом. Обратите внимание, что в данном случае выводится только одна строка. Если бы в исходных файлах были ошибки, то они тоже были бы выведены.</text:p>
                </text:list-item>
                <text:list-item>
                  <text:p text:style-name="P30"><text:soft-page-break/>Запустите моделирование в консольном режиме командой <text:s/><text:span text:style-name="T2">./c_run_0.sh</text:span></text:p>
                  <text:p text:style-name="P23">Тест должен завершиться с ошибкой:</text:p>
                  <text:p text:style-name="P41">test_id=0 <text:s text:c="4"/>test_name: <text:s text:c="9"/>test_0 <text:s text:c="8"/>DEPTH=8 <text:s text:c="4"/>TRANSACTION=14 <text:s text:c="3"/>TEST_FAILED *******</text:p>
                </text:list-item>
                <text:list-item>
                  <text:p text:style-name="P35">Запустите симулятор в режиме GUI командой <text:span text:style-name="T2">./g_run_0.sh <text:s/>&amp;</text:span></text:p>
                  <text:p text:style-name="P35">Обратите внимание на символ &amp; после команды. Этот символ даёт указание запустить программу и вернуть управление терминалу. В терминале можно вводить другие команды, в частности можно запускать скрип компиляции ./compile.sh</text:p>
                </text:list-item>
                <text:list-item>
                  <text:p text:style-name="P35">В симуляторе выведите на временную диаграмму сигналы верхнего уровня: </text:p>
                </text:list-item>
              </text:list>
            </text:list-item>
          </text:list>
        </text:list-item>
      </text:list>
      <text:list xml:id="list420214387" text:style-name="L7">
        <text:list-item>
          <text:list>
            <text:list-item>
              <text:list>
                <text:list-item>
                  <text:p text:style-name="P18">reset_p</text:p>
                </text:list-item>
                <text:list-item>
                  <text:p text:style-name="P18">display_number</text:p>
                  <text:p text:style-name="P18"/>
                </text:list-item>
              </text:list>
            </text:list-item>
          </text:list>
        </text:list-item>
      </text:list>
      <text:list xml:id="list103521270600530" text:continue-list="list103520870390074" text:style-name="L1">
        <text:list-item>
          <text:list>
            <text:list-item>
              <text:list>
                <text:list-item>
                  <text:p text:style-name="P35">В<text:span text:style-name="T17">о</text:span> <text:span text:style-name="T17">второе</text:span> окно с временной диаграммой выведите сигналы компонента <text:span text:style-name="T2">uut</text:span></text:p>
                </text:list-item>
                <text:list-item>
                  <text:p text:style-name="P39">В третье окно с временной диаграммой выведите сигналы компонента <text:span text:style-name="T2">video_memory</text:span></text:p>
                </text:list-item>
                <text:list-item>
                  <text:p text:style-name="P35"><text:span text:style-name="T2"><text:s/></text:span><text:span text:style-name="T14">Запустите сеанс моделирования на время 90 us. В окне «Transcript» будет выведен лог теста, там также должно быть выведено сообщение «TEST FAILED»</text:span></text:p>
                </text:list-item>
                <text:list-item>
                  <text:p text:style-name="P35">Какое значение в конце моделирования имеет сигнал выбранный для контроля правильности проведения теста ? <text:span text:style-name="T14">(см. п. </text:span><text:span text:style-name="T14"><text:bookmark-ref text:reference-format="number" text:ref-name="__RefNumPara__13_3850432084">3.10.1</text:bookmark-ref></text:span><text:span text:style-name="T14">)</text:span></text:p>
                </text:list-item>
                <text:list-item>
                  <text:p text:style-name="P34">Что нужно сделать для правильного завершения теста ?</text:p>
                </text:list-item>
                <text:list-item>
                  <text:p text:style-name="P34"><text:bookmark-start text:name="__RefNumPara__15_3850432084"/>Измените файл <text:span text:style-name="T2">tb.sv</text:span> для правильного завершения теста<text:bookmark-end text:name="__RefNumPara__15_3850432084"/></text:p>
                </text:list-item>
                <text:list-item>
                  <text:p text:style-name="P34">Скомпилируйте заново файлы проекта, для этого перейдите в терминал #1 и выполните скрипт <text:span text:style-name="T2">./compile.sh </text:span></text:p>
                  <text:p text:style-name="P34">Обратите внимание, что не требуется закрывать программу симулятора. Скрипт <text:span text:style-name="T2">./compile</text:span> также можно выполнить в окне «Transcrip» симулятора. Однако у нас основной системой разработки является Visual Studio Code. В случае появления ошибок при компиляции есть возможность сразу перейти на строку с ошибкой и её исправить. Это удобно.</text:p>
                </text:list-item>
                <text:list-item>
                  <text:p text:style-name="P34">Перейдите в симулятор. Выполните перезапуск сеанса. Запустите сеанс моделирования на время <text:span text:style-name="T19">9</text:span>0 us</text:p>
                </text:list-item>
                <text:list-item>
                  <text:p text:style-name="P34">Какой результат выполнения теста ? Если тест завершился с ошибкой, то вернитесь к п. <text:bookmark-ref text:reference-format="number" text:ref-name="__RefNumPara__15_3850432084">4.4.11</text:bookmark-ref></text:p>
                </text:list-item>
                <text:list-item>
                  <text:p text:style-name="P31">Запустите моделирование в консольном режиме командой <text:s/><text:span text:style-name="T2">./c_run_0.sh</text:span></text:p>
                  <text:p text:style-name="P24">Тест должен завершиться <text:span text:style-name="T15">успешно:</text:span></text:p>
                  <text:p text:style-name="P42"># test_id=0 <text:s text:c="4"/>test_name: <text:s text:c="9"/>test_0 <text:s text:c="8"/>DISPLAY_NUMBER=0xabcd TEST_PASSED</text:p>
                </text:list-item>
                <text:list-item>
                  <text:p text:style-name="P36">Обратите внимание, что в проекте реализован тест с самопроверкой. Результатом теста является сообщение «TEST PASSED» или «TEST FAILED». </text:p>
                  <text:p text:style-name="P36"><text:soft-page-break/>Тест может быть запущен в консольном режиме или в режиме GUI. Режим GUI позволяет производить отладку проекта, в том числе пошаговую отладку. Консольный режим позволяет провести быстрый запуск теста и даёт возможность для удобного запуска группы тестов.</text:p>
                </text:list-item>
              </text:list>
            </text:list-item>
            <text:list-item>
              <text:p text:style-name="P40">Дополнительный шаг лабораторной работы</text:p>
              <text:list>
                <text:list-item>
                  <text:p text:style-name="P40">Обратите внимание, на экране должна быть строчка «Hello,World!». Должна быть запятая между словами. В компоненте <text:span text:style-name="T2">text_rom</text:span> нет текстуры для символа запятой. Дополните <text:span text:style-name="T2">text_rom</text:span> текстурой для символа запятой.</text:p>
                </text:list-item>
              </text:list>
            </text:list-item>
          </text:list>
        </text:list-item>
      </text:list>
      <text:p text:style-name="P19"/>
      <text:p text:style-name="P19"/>
      <text:p text:style-name="P4">Благодарю за выполнение лабораторной работы!</text:p>
      <text:p text:style-name="P4"/>
      <text:p text:style-name="P5">Буду рад получить отзывы, замечания, предложения по данной работе.</text:p>
      <text:p text:style-name="P5">С уважением,</text:p>
      <text:p text:style-name="P5"><text:s/>Дмитрий Смехов</text:p>
      <text:p text:style-name="P5"><text:a xlink:type="simple" xlink:href="mailto:dsmekhov@plis2.ru" text:style-name="Internet_20_link" text:visited-style-name="Visited_20_Internet_20_Link">dsmekhov@plis2.ru</text:a></text:p>
      <text:p text:style-name="P5"/>
      <text:list xml:id="list103521512997918" text:continue-numbering="true" text:style-name="L1">
        <text:list-item>
          <text:list>
            <text:list-item>
              <text:list>
                <text:list-header>
                  <text:p text:style-name="P3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22:40:11.588789327</meta:creation-date>
    <dc:date>2022-04-16T10:35:19.358855932</dc:date>
    <meta:editing-duration>PT37M12S</meta:editing-duration>
    <meta:editing-cycles>8</meta:editing-cycles>
    <meta:generator>LibreOffice/5.3.6.1$Linux_X86_64 LibreOffice_project/30$Build-1</meta:generator>
    <meta:document-statistic meta:table-count="0" meta:image-count="0" meta:object-count="0" meta:page-count="5" meta:paragraph-count="107" meta:word-count="1135" meta:character-count="8415" meta:non-whitespace-character-count="7246"/>
  </office:meta>
</office:document-meta>
</file>